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827f" officeooo:paragraph-rsid="0019827f"/>
    </style:style>
    <style:style style:name="T1" style:family="text">
      <style:text-properties officeooo:rsid="0019f4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te 1: Dropbox.com</text:p>
      <text:p text:style-name="P1">Focus: Layout and Color</text:p>
      <text:p text:style-name="P1"/>
      <text:p text:style-name="P1">Dropdox.com in its first impression comes off as simple and friendly. The focus of the page is clearly to get more people to sign up. In the center of the page, there is a sign up for free button, which has a white background, and blue text and border. The background changes to a light blue when you hover over it. As the user scrolls down the page, the main section glides behind the top bar, and the Dropbox logo and text condenses into just their box logo with no Dropbox text. Once you scroll through their informational section, another button which prompts the user to join appears. The site layout very clearly hits the goals they seem to have set, primarily a portal to gain new customers. The color of the Dropbox site follows their logo color scheme. They use white for the majority of the background, with blue highlights, and dark gray text. One aspect that did catch my eye was that the main body of the page has a slightly more gray white than the top bar, gracefully highlighting the top bars presence, which holds some key links, mainly a link to sign in, more info for commercial users, and a place to download their application.</text:p>
      <text:p text:style-name="P1"/>
      <text:p text:style-name="P1">Site 2: Basecamp.com</text:p>
      <text:p text:style-name="P1">Focus: Typography and Layout</text:p>
      <text:p text:style-name="P1"/>
      <text:p text:style-name="P1">Basecamp.com featueres a drawing as the focus of their site when the user first arrives. The drawing has the look of a hand drawn doodle, that begins to give the user an idea of what the product is about. Just below the main graphic, there is a small write up on what Basecamp can do, and then offers the user free two months of use. As the page scrolls away, a back and forth begins in the form of chat bubbles between “you” and Basecamp. The information addresses some of the best parts of the product, but it also continues their theme of hand drawn doodles. They do eventually move away to provide screen shots of their product in use, but they return to the theme lower on the page with doodles of cartoon people mixed in with the logos of companies who use <text:span text:style-name="T1">B</text:span>asecamp. <text:span text:style-name="T1">The site uses a sans serif font family for the majority of their text, but the graphics have a handwritten font which stays with their theme that is consistent through their logo and site. The use of a plain sans serif font allows the playfulness to come through in their use of seemingly handwritten fonts in the graph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8T21:12:53.792000000</meta:creation-date>
    <dc:date>2015-03-18T21:33:20.473000000</dc:date>
    <meta:editing-duration>PT5M6S</meta:editing-duration>
    <meta:editing-cycles>1</meta:editing-cycles>
    <meta:document-statistic meta:table-count="0" meta:image-count="0" meta:object-count="0" meta:page-count="1" meta:paragraph-count="6" meta:word-count="426" meta:character-count="2333" meta:non-whitespace-character-count="1913"/>
    <meta:generator>LibreOffice/4.3.4.1$Windows_x86 LibreOffice_project/bc356b2f991740509f321d70e4512a6a54c5f243</meta:generator>
  </office:meta>
</office:document-meta>
</file>